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1eab6" officeooo:paragraph-rsid="0041eab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1a67a6" style:letter-kerning="tru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4">
      <style:paragraph-properties fo:text-align="start" style:justify-single-word="false" fo:orphans="2" fo:widows="2" fo:hyphenation-ladder-count="no-limit"/>
      <style:text-properties officeooo:paragraph-rsid="0029d3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9c7d6" officeooo:paragraph-rsid="0039c7d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1eab6" officeooo:paragraph-rsid="0041eab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3d1d8" officeooo:paragraph-rsid="0043d1d8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715af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3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715a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5596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29d3e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5596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715af" officeooo:paragraph-rsid="001715a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officeooo:rsid="00155963" style:font-weight-asian="normal" style:font-weight-complex="normal"/>
    </style:style>
    <style:style style:name="T2" style:family="text">
      <style:text-properties fo:font-weight="normal" officeooo:rsid="001a67a6" style:font-weight-asian="normal" style:font-weight-complex="normal"/>
    </style:style>
    <style:style style:name="T3" style:family="text">
      <style:text-properties fo:font-weight="normal" officeooo:rsid="001c2e04" style:font-weight-asian="normal" style:font-weight-complex="normal"/>
    </style:style>
    <style:style style:name="T4" style:family="text">
      <style:text-properties fo:font-weight="normal" officeooo:rsid="0029d3ef" style:font-weight-asian="normal" style:font-weight-complex="normal"/>
    </style:style>
    <style:style style:name="T5" style:family="text">
      <style:text-properties fo:font-weight="normal" officeooo:rsid="0013d61f" style:font-weight-asian="normal" style:font-weight-complex="normal"/>
    </style:style>
    <style:style style:name="T6" style:family="text">
      <style:text-properties fo:font-weight="normal" style:letter-kerning="true" style:font-weight-asian="normal"/>
    </style:style>
    <style:style style:name="T7" style:family="text">
      <style:text-properties fo:font-weight="normal" officeooo:rsid="0010dfb6" style:letter-kerning="true" style:font-weight-asian="normal"/>
    </style:style>
    <style:style style:name="T8" style:family="text">
      <style:text-properties fo:font-weight="normal" style:letter-kerning="true" style:font-weight-asian="normal" style:font-weight-complex="normal"/>
    </style:style>
    <style:style style:name="T9" style:family="text">
      <style:text-properties fo:font-weight="normal" officeooo:rsid="00155963" style:letter-kerning="true" style:font-weight-asian="normal" style:font-weight-complex="normal"/>
    </style:style>
    <style:style style:name="T10" style:family="text">
      <style:text-properties fo:font-weight="normal" officeooo:rsid="001715af" style:letter-kerning="true" style:font-weight-asian="normal" style:font-weight-complex="normal"/>
    </style:style>
    <style:style style:name="T11" style:family="text">
      <style:text-properties fo:font-weight="normal" officeooo:rsid="0029d3ef" style:letter-kerning="true" style:font-weight-asian="normal" style:font-weight-complex="normal"/>
    </style:style>
    <style:style style:name="T12" style:family="text">
      <style:text-properties fo:font-weight="normal" officeooo:rsid="0018d49d" style:letter-kerning="true" style:font-weight-asian="normal"/>
    </style:style>
    <style:style style:name="T13" style:family="text">
      <style:text-properties fo:font-weight="normal" officeooo:rsid="001715af" style:letter-kerning="true" style:font-weight-asian="normal"/>
    </style:style>
    <style:style style:name="T14" style:family="text">
      <style:text-properties fo:font-weight="normal" officeooo:rsid="001a67a6" style:letter-kerning="true" style:font-weight-asian="normal"/>
    </style:style>
    <style:style style:name="T15" style:family="text">
      <style:text-properties fo:font-weight="normal" style:letter-kerning="true" style:font-weight-asian="normal" style:font-weight-complex="bold"/>
    </style:style>
    <style:style style:name="T16" style:family="text">
      <style:text-properties fo:font-weight="normal" officeooo:rsid="0029d3ef" style:letter-kerning="true" style:font-weight-asian="normal" style:font-weight-complex="bold"/>
    </style:style>
    <style:style style:name="T17" style:family="text">
      <style:text-properties fo:font-weight="normal" officeooo:rsid="0035a833" style:letter-kerning="true" style:font-weight-asian="normal"/>
    </style:style>
    <style:style style:name="T18" style:family="text">
      <style:text-properties fo:font-weight="normal" officeooo:rsid="003923da" style:letter-kerning="true" style:font-weight-asian="normal"/>
    </style:style>
    <style:style style:name="T19" style:family="text">
      <style:text-properties fo:font-weight="bold" style:letter-kerning="true" style:font-weight-asian="bold" style:font-weight-complex="bold"/>
    </style:style>
    <style:style style:name="T20" style:family="text">
      <style:text-properties fo:font-weight="bold" officeooo:rsid="0010dfb6" style:letter-kerning="true" style:font-weight-asian="bold" style:font-weight-complex="bold"/>
    </style:style>
    <style:style style:name="T21" style:family="text">
      <style:text-properties fo:font-weight="bold" officeooo:rsid="00155963" style:letter-kerning="true" style:font-weight-asian="bold" style:font-weight-complex="bold"/>
    </style:style>
    <style:style style:name="T22" style:family="text">
      <style:text-properties fo:font-weight="bold" officeooo:rsid="001715af" style:letter-kerning="true" style:font-weight-asian="bold" style:font-weight-complex="bold"/>
    </style:style>
    <style:style style:name="T23" style:family="text">
      <style:text-properties fo:font-weight="bold" officeooo:rsid="001a67a6" style:letter-kerning="true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9d3ef" style:font-weight-asian="bold" style:font-weight-complex="bold"/>
    </style:style>
    <style:style style:name="T26" style:family="text">
      <style:text-properties officeooo:rsid="0029d3ef"/>
    </style:style>
    <style:style style:name="T27" style:family="text">
      <style:text-properties style:font-name="DejaVu Sans Condensed" fo:font-size="12pt" fo:font-weight="normal" officeooo:rsid="001715af" style:letter-kerning="true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bold" officeooo:rsid="001715af" style:letter-kerning="true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9ad8f" style:letter-kerning="true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2eea1a" style:letter-kerning="true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5c3fc" style:letter-kerning="true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1a097" style:letter-kerning="true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2c33b6" style:letter-kerning="true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2ee0a5" style:letter-kerning="true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2378b2" style:letter-kerning="true" style:font-size-asian="12pt" style:font-weight-asian="bold" style:font-size-complex="12pt" style:font-weight-complex="bold"/>
    </style:style>
    <style:style style:name="T38" style:family="text">
      <style:text-properties officeooo:rsid="0013d61f" style:font-weight-complex="bold"/>
    </style:style>
    <style:style style:name="T39" style:family="text">
      <style:text-properties officeooo:rsid="0041ea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2">5</text:span><text:span text:style-name="T33">0</text:span><text:span text:style-name="T34">2</text:span><text:span text:style-name="T35"> - </text:span><text:span text:style-name="T36">A/G - </text:span><text:span text:style-name="T37">BK 90 glide cluster bombs</text:span></text:p>
      <text:p text:style-name="P1"/>
      <text:p text:style-name="P2">Mixed weapon loadouts</text:p>
      <text:list text:style-name="L1">
        <text:list-item>
          <text:p text:style-name="P6"><text:span text:style-name="T31">Mixed loadouts are not valid</text:span><text:span text:style-name="T28">, </text:span><text:span text:style-name="T31">except</text:span><text:span text:style-name="T28"> the following: RB-24/-24J A2A missiles are allowed with any loadout, and AKAN 30 mm gunpods are allowed with RB-75 (Maverick) or RB-05A (MCLOS) missiles.</text:span></text:p>
        </text:list-item>
      </text:list>
      <text:p text:style-name="P8"/>
      <text:p text:style-name="P3">Using Radar To Find Targets:</text:p>
      <text:list xml:id="list2230185150" text:style-name="L2">
        <text:list-item>
          <text:p text:style-name="P9">Make sure you have a good nav fix using TERNAV or enroute waypoint fixes. </text:p>
          <text:list>
            <text:list-item>
              <text:p text:style-name="P9">Remember that doing radar fixes on M target points don't correct your ownship position, which is crucial for weapons like BK-90</text:p>
            </text:list-item>
          </text:list>
        </text:list-item>
        <text:list-item>
          <text:p text:style-name="P9">Higher altitude = better picture but more danger. 400 is okay for lightly defended targets. </text:p>
        </text:list-item>
        <text:list-item>
          <text:p text:style-name="P9">Ground targets may start to be made out at around 30km. </text:p>
        </text:list-item>
        <text:list-item>
          <text:p text:style-name="P9">Play with antenna elevation and gain to try to get better contrast on a ground contact. </text:p>
        </text:list-item>
        <text:list-item>
          <text:p text:style-name="P10">Use Bx1-5 (markpoints) to identify targets of opportunity. Make sure that you have estimated the QFE well, the dispenser has a barometric altimeter that inherits QFE from the CK-37</text:p>
        </text:list-item>
      </text:list>
      <text:p text:style-name="P1"/>
      <text:p text:style-name="P4"><text:span text:style-name="T38">BK 90 Mjolnir glide cluster bomb</text:span><text:span text:style-name="T5"> </text:span><text:span text:style-name="T1">-- MJ1 </text:span><text:span text:style-name="T2">is</text:span><text:span text:style-name="T1"> </text:span><text:span text:style-name="T2">72</text:span><text:span text:style-name="T3">x</text:span><text:span text:style-name="T2"> </text:span><text:span text:style-name="T1">HE/frag </text:span><text:span text:style-name="T4">bomblets</text:span><text:span text:style-name="T1">, MJ2 </text:span><text:span text:style-name="T2">is 24</text:span><text:span text:style-name="T3">x</text:span><text:span text:style-name="T1"> AP </text:span><text:span text:style-name="T4">bomblets</text:span></text:p>
      <text:list xml:id="list3813018353" text:style-name="L3">
        <text:list-item>
          <text:p text:style-name="P13"><text:span text:style-name="T20">Weapon Selector</text:span><text:span text:style-name="T7"> dial </text:span><text:span text:style-name="T18">...</text:span><text:span text:style-name="T7"> </text:span><text:span text:style-name="T21">ATTACK</text:span></text:p>
        </text:list-item>
        <text:list-item>
          <text:p text:style-name="P13"><text:span text:style-name="T20">Release Mode</text:span><text:span text:style-name="T7"> switch </text:span><text:span text:style-name="T18">...</text:span><text:span text:style-name="T7"> </text:span><text:span text:style-name="T20">SERIE</text:span><text:span text:style-name="T7"> (default)</text:span></text:p>
        </text:list-item>
        <text:list-item>
          <text:p text:style-name="P11">Set QFE on altimeter to value shown in kneeboard for target waypoint.</text:p>
        </text:list-item>
        <text:list-item>
          <text:p text:style-name="P12">Default <text:span text:style-name="T24">bomb approach altitude</text:span> is 60 m AGL (internal radar altimeter). <text:span text:style-name="T39">Note this altitude is approach, (to clear obstacles and avoid air defense enroute) not release, release altitude is not alterable.</text:span> To change:</text:p>
          <text:list>
            <text:list-item>
              <text:p text:style-name="P14"><text:span text:style-name="T13">Set </text:span><text:span text:style-name="T22">Targeting Mode</text:span><text:span text:style-name="T13"> switch to </text:span><text:span text:style-name="T22">VALB</text:span><text:span text:style-name="T13"> (default). <text:s/>(If set to </text:span><text:span text:style-name="T22">STD</text:span><text:span text:style-name="T13">, height will be 60 m.)</text:span></text:p>
            </text:list-item>
            <text:list-item>
              <text:p text:style-name="P15"><text:span text:style-name="T6">Set </text:span><text:span text:style-name="T19">TAKT - IN</text:span><text:span text:style-name="T6">.</text:span></text:p>
            </text:list-item>
            <text:list-item>
              <text:p text:style-name="P15"><text:span text:style-name="T6">Enter </text:span><text:span text:style-name="T19">91</text:span><text:span text:style-name="T6">, then </text:span><text:span text:style-name="T19">three digit altitude in m</text:span><text:span text:style-name="T6"> (30 to 500 m).<text:line-break/></text:span><text:span text:style-name="T19">910300</text:span><text:span text:style-name="T6"> = 30 m, </text:span><text:span text:style-name="T19">915000</text:span><text:span text:style-name="T6"> = 500 m. <text:s/>Default is 60 m (or </text:span><text:span text:style-name="T19">910000</text:span><text:span text:style-name="T6">).</text:span></text:p>
            </text:list-item>
            <text:list-item>
              <text:p text:style-name="P15"><text:span text:style-name="T6">Press </text:span><text:span text:style-name="T19">LS</text:span><text:span text:style-name="T6">, then set </text:span><text:span text:style-name="T19">AKT POS - OUT</text:span><text:span text:style-name="T6">.</text:span></text:p>
            </text:list-item>
          </text:list>
        </text:list-item>
        <text:list-item>
          <text:p text:style-name="P12">Default <text:span text:style-name="T24">bomb pattern</text:span> is Compact, <text:span text:style-name="T26">both bombs burst over same location</text:span>. <text:s/><text:span text:style-name="T26">Bomb patterns only work if dropping both bombs in </text:span><text:span text:style-name="T25">SERIE</text:span><text:span text:style-name="T26">.</text:span> <text:s/>To change:</text:p>
          <text:list>
            <text:list-item>
              <text:p text:style-name="P14"><text:span text:style-name="T6">Set </text:span><text:span text:style-name="T19">TAKT - IN</text:span><text:span text:style-name="T15">, </text:span><text:span text:style-name="T16">then enter: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6"><text:span text:style-name="T19">9</text:span><text:span text:style-name="T22">21000</text:span><text:span text:style-name="T10"> for Long </text:span><text:span text:style-name="T11">(bombs burst in line one after the other)</text:span></text:p>
                </text:list-item>
                <text:list-item>
                  <text:p text:style-name="P16"><text:span text:style-name="T22">922000</text:span><text:span text:style-name="T10"> for Wide </text:span><text:span text:style-name="T11">(bombs burst next to each other)</text:span></text:p>
                </text:list-item>
                <text:list-item>
                  <text:p text:style-name="P7"><text:span text:style-name="T29">92</text:span><text:span text:style-name="T30">3</text:span><text:span text:style-name="T29">000</text:span><text:span text:style-name="T30"> or 920000</text:span><text:span text:style-name="T27"> for Compact (default)</text:span></text:p>
                </text:list-item>
              </text:list>
            </text:list-item>
          </text:list>
        </text:list-item>
      </text:list>
      <text:list xml:id="list162803738473574" text:continue-list="list3813018353" text:style-name="L3">
        <text:list-item>
          <text:list>
            <text:list-item>
              <text:p text:style-name="P14"><text:span text:style-name="T6">Press </text:span><text:span text:style-name="T19">LS</text:span><text:span text:style-name="T6">, then set </text:span><text:span text:style-name="T19">AKT POS - OUT</text:span><text:span text:style-name="T6">.</text:span></text:p>
            </text:list-item>
          </text:list>
        </text:list-item>
        <text:list-item>
          <text:p text:style-name="P14"><text:span text:style-name="T13">When approaching target waypoint, s</text:span><text:span text:style-name="T7">et </text:span><text:span text:style-name="T20">Master Mode</text:span><text:span text:style-name="T7"> dial to </text:span><text:span text:style-name="T19">ANF</text:span><text:span text:style-name="T7">.</text:span></text:p>
        </text:list-item>
        <text:list-item>
          <text:p text:style-name="P17"><text:span text:style-name="T9">Speed </text:span><text:span text:style-name="T19">0.</text:span><text:span text:style-name="T21">6</text:span><text:span text:style-name="T19"> to 0.9 Mach</text:span><text:span text:style-name="T8">.</text:span><text:span text:style-name="T6"> <text:s/></text:span><text:span text:style-name="T12">U</text:span><text:span text:style-name="T6">se </text:span><text:span text:style-name="T19">Stage 2 AB</text:span><text:span text:style-name="T6"> for about 0.85 Mach.</text:span></text:p>
        </text:list-item>
        <text:list-item>
          <text:p text:style-name="P17"><text:span text:style-name="T7">Height </text:span><text:span text:style-name="T20">50 m to </text:span><text:span text:style-name="T21">5</text:span><text:span text:style-name="T20">00 m</text:span><text:span text:style-name="T7">.</text:span></text:p>
        </text:list-item>
        <text:list-item>
          <text:p text:style-name="P18"><text:span text:style-name="T6">Hold trigger </text:span><text:span text:style-name="T19">UNSAFE</text:span><text:span text:style-name="T6"> to show HUD symbology.</text:span></text:p>
        </text:list-item>
        <text:list-item>
          <text:p text:style-name="P19"><text:span text:style-name="T17">Starting about 10 km away, d</text:span><text:span text:style-name="T6">istance bars will appear at bottom of HUD. <text:s/></text:span><text:span text:style-name="T12">When horizontal line is within the outer vertical bars, target is in range. <text:s/>Max range is about 6 to 7 km at 0.9 Mach</text:span></text:p>
        </text:list-item>
        <text:list-item>
          <text:p text:style-name="P20"><text:span text:style-name="T12">Hold down trigger to release. <text:s/>First bomb will release about 1.3 seconds after trigger is held, </text:span><text:span text:style-name="T14">second one will be 1</text:span><text:span text:style-name="T12">.5 sec </text:span><text:span text:style-name="T14">later</text:span><text:span text:style-name="T12">. <text:s/></text:span><text:span text:style-name="T23">You must press the trigger again</text:span><text:span text:style-name="T14"> to drop the second pair if you're carrying 4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26:29.547000000</dc:date>
    <meta:editing-duration>PT18H7M27S</meta:editing-duration>
    <meta:editing-cycles>34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31" meta:word-count="481" meta:character-count="2552" meta:non-whitespace-character-count="2116"/>
  </office:meta>
</office:document-meta>
</file>